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0ED0C38AD389F5E6F.jpg" manifest:media-type="image/jpeg"/>
  <manifest:file-entry manifest:full-path="Pictures/1000000000000274000001D3622390B06F408F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55cm, 0cm, 0.1cm, 0.114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25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cm" svg:height="12.199cm" svg:x="-5.2cm" svg:y="4cm">
          <draw:image xlink:href="Pictures/1000000000000274000001D3622390B06F408F17.jpg" xlink:type="simple" xlink:show="embed" xlink:actuate="onLoad">
            <text:p/>
          </draw:image>
        </draw:frame>
        <draw:frame draw:style-name="gr2" draw:text-style-name="P1" draw:layer="layout" svg:width="18.301cm" svg:height="12.2cm" svg:x="11.199cm" svg:y="4cm">
          <draw:image xlink:href="Pictures/10000000000004B000000320ED0C38AD389F5E6F.jpg" xlink:type="simple" xlink:show="embed" xlink:actuate="onLoad">
            <text:p/>
          </draw:image>
        </draw:frame>
        <draw:frame draw:style-name="gr3" draw:text-style-name="P3" draw:layer="layout" svg:width="1.7cm" svg:height="1.508cm" svg:x="11.4cm" svg:y="4.2cm">
          <draw:text-box>
            <text:p text:style-name="P2">b)</text:p>
          </draw:text-box>
        </draw:frame>
        <draw:frame draw:style-name="gr3" draw:text-style-name="P3" draw:layer="layout" svg:width="1.7cm" svg:height="1.508cm" svg:x="-5cm" svg:y="4.2cm">
          <draw:text-box>
            <text:p text:style-name="P2">a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9T15:00:20.944753992</dc:date>
    <meta:editing-duration>PT8M</meta:editing-duration>
    <meta:editing-cycles>3</meta:editing-cycles>
    <meta:generator>LibreOffice/5.1.6.2$Linux_X86_64 LibreOffice_project/10m0$Build-2</meta:generator>
    <meta:document-statistic meta:object-count="4"/>
  </office:meta>
</office:document-meta>
</file>